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ec92" officeooo:paragraph-rsid="001dec92"/>
    </style:style>
    <style:style style:name="P2" style:family="paragraph" style:parent-style-name="Standard">
      <style:text-properties officeooo:rsid="001dec92" officeooo:paragraph-rsid="0020aa8b"/>
    </style:style>
    <style:style style:name="P3" style:family="paragraph" style:parent-style-name="Standard">
      <style:text-properties officeooo:rsid="001dec92" officeooo:paragraph-rsid="00239704"/>
    </style:style>
    <style:style style:name="T1" style:family="text">
      <style:text-properties officeooo:rsid="001ef1d1"/>
    </style:style>
    <style:style style:name="T2" style:family="text">
      <style:text-properties officeooo:rsid="001f247b"/>
    </style:style>
    <style:style style:name="T3" style:family="text">
      <style:text-properties officeooo:rsid="0020aa8b"/>
    </style:style>
    <style:style style:name="T4" style:family="text">
      <style:text-properties officeooo:rsid="00227f99"/>
    </style:style>
    <style:style style:name="T5" style:family="text">
      <style:text-properties officeooo:rsid="002397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check<text:span text:style-name="T3">out -b &lt;tên nhánh của mình&gt;</text:span></text:p>
      <text:p text:style-name="P1">git add . </text:p>
      <text:p text:style-name="P1">git commit <text:s/>-m “tên truyền lên”</text:p>
      <text:p text:style-name="P1">git checkout <text:span text:style-name="T3">&lt;tên nhánh chính&gt;</text:span>→<text:span text:style-name="T2"> chuyển qua nhánh code chính</text:span></text:p>
      <text:p text:style-name="P1">git pull origin <text:span text:style-name="T3">&lt;Tên nhánh chính&gt;</text:span>→<text:span text:style-name="T1"> lấy code mới về</text:span></text:p>
      <text:p text:style-name="P1">git checkout <text:span text:style-name="T3">&lt;tên nhánh của mình&gt;</text:span>→ chuyển qua nhánh mình đang làm.</text:p>
      <text:p text:style-name="P2">git branch → kiểm tra đang ở nhánh nào.</text:p>
      <text:p text:style-name="P1">git rebase <text:span text:style-name="T4">&lt;nhánh chính&gt;<text:tab/></text:span></text:p>
      <text:p text:style-name="P3">git push origin <text:span text:style-name="T4">&lt;tên nhánh của mình</text:span><text:span text:style-name="T5">&gt; or </text:span>git push origin <text:span text:style-name="T4">&lt;tên nhánh của mình</text:span><text:span text:style-name="T5">&gt; -f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5T16:17:57.266418740</meta:creation-date>
    <dc:date>2020-10-05T18:53:30.752369899</dc:date>
    <meta:editing-duration>PT19M38S</meta:editing-duration>
    <meta:editing-cycles>7</meta:editing-cycles>
    <meta:generator>LibreOffice/6.4.6.2$Linux_X86_64 LibreOffice_project/40$Build-2</meta:generator>
    <meta:document-statistic meta:table-count="0" meta:image-count="0" meta:object-count="0" meta:page-count="1" meta:paragraph-count="9" meta:word-count="77" meta:character-count="395" meta:non-whitespace-character-count="324"/>
  </office:meta>
</office:document-meta>
</file>